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ea15" officeooo:paragraph-rsid="0009ea15"/>
    </style:style>
    <style:style style:name="P2" style:family="paragraph" style:parent-style-name="Standard" style:list-style-name="L1">
      <style:text-properties officeooo:rsid="000a91ab" officeooo:paragraph-rsid="000a91a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lights</text:p>
      <text:p text:style-name="P1"/>
      <text:list xml:id="list3660511526" text:style-name="L1">
        <text:list-item>
          <text:p text:style-name="P2">Highlight 1.</text:p>
        </text:list-item>
        <text:list-item>
          <text:p text:style-name="P2">Highlight 2.</text:p>
        </text:list-item>
        <text:list-item>
          <text:p text:style-name="P2">Highlight 3.</text:p>
        </text:list-item>
        <text:list-item>
          <text:p text:style-name="P2">Highlight 4.</text:p>
        </text:list-item>
        <text:list-item>
          <text:p text:style-name="P2">Highlight 5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0T08:51:15.424551441</meta:creation-date>
    <dc:date>2021-10-23T23:52:07.260481236</dc:date>
    <meta:editing-duration>PT10M24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1" meta:paragraph-count="6" meta:word-count="16" meta:character-count="75" meta:non-whitespace-character-count="70"/>
  </office:meta>
</office:document-meta>
</file>